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paragraph-properties fo:text-align="justify" style:justify-single-word="false"/>
      <style:text-properties style:font-name="Times New Roman1" fo:font-size="11pt" officeooo:paragraph-rsid="0016175f" style:font-size-asian="11pt" style:font-size-complex="11pt"/>
    </style:style>
    <style:style style:name="P3" style:family="paragraph" style:parent-style-name="UrbanTitle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4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5" style:family="paragraph" style:parent-style-name="UrbanBody">
      <style:text-properties fo:color="#8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UrbanBody">
      <style:paragraph-properties fo:text-align="start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2" style:family="paragraph" style:parent-style-name="Frame_20_contents">
      <style:paragraph-properties fo:text-align="start" style:justify-single-word="false"/>
      <style:text-properties style:font-name="arial" fo:font-size="12pt" officeooo:paragraph-rsid="001d20a3" style:font-size-asian="12pt" style:font-size-complex="12pt"/>
    </style:style>
    <style:style style:name="P13" style:family="paragraph" style:parent-style-name="Frame_20_contents">
      <style:paragraph-properties fo:text-align="start" style:justify-single-word="false"/>
      <style:text-properties style:font-name="arial" fo:font-size="12pt" officeooo:paragraph-rsid="001d20a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paragraph-rsid="001d20a3" style:font-size-asian="11pt" style:font-size-complex="11pt"/>
    </style:style>
    <style:style style:name="P15" style:family="paragraph" style:parent-style-name="Standard">
      <style:text-properties style:font-name="arial" fo:font-size="16pt" officeooo:paragraph-rsid="001d20a3" style:font-size-asian="16pt" style:font-size-complex="16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20a3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style:text-line-through-style="none" style:text-line-through-type="none" officeooo:rsid="001b627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font-name="Times New Roman1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9" style:family="text">
      <style:text-properties style:use-window-font-color="true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0" style:family="text">
      <style:text-properties style:use-window-font-color="true" style:font-name="arial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fo:font-weight="normal" officeooo:rsid="00362119" fo:background-color="transparent" loext:char-shading-value="0" style:font-weight-asian="normal" style:font-weight-complex="normal"/>
    </style:style>
    <style:style style:name="T14" style:family="text">
      <style:text-properties officeooo:rsid="001a9ef5"/>
    </style:style>
    <style:style style:name="T15" style:family="text">
      <style:text-properties officeooo:rsid="001b6277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/>
    </style:style>
    <style:style style:name="T2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font-name="arial" fo:font-weight="normal" officeooo:rsid="00362119" fo:background-color="transparent" loext:char-shading-value="0" style:font-weight-asian="normal" style:font-weight-complex="normal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Consolas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Consolas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office:annotation><dc:creator>Gauthier Bastien</dc:creator><dc:date>2011-01-13T14:56:41</dc:date><text:p text:style-name="P17"><text:span text:style-name="T26">do text</text:span></text:p><text:p text:style-name="P17"><text:span text:style-name="T26">from document(at=header, format='odt')</text:span></text:p></office:annotation><text:span text:style-name="T7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2"><text:span text:style-name="T1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7"><text:s/></text:span><text:span text:style-name="T16"><text:conditional-text text:condition="ooow:&quot;view.do_mailing()&quot;" text:string-value-if-true="&quot;mailed_data.name1&quot;" text:string-value-if-false="">mailed_data.name1</text:conditional-text></text:span><text:span text:style-name="T17"><text:s/></text:span><text:span text:style-name="T16"><text:conditional-text text:condition="ooow:&quot;view.do_mailing()&quot;" text:string-value-if-true="&quot;mailed_data.name2&quot;" text:string-value-if-false="">mailed_data.name2</text:conditional-text></text:span><text:span text:style-name="T17"><text:line-break/></text:span><text:span text:style-name="T16"><text:conditional-text text:condition="ooow:&quot;view.do_mailing()&quot;" text:string-value-if-true="&quot;mailed_data.street&quot;" text:string-value-if-false="">mailed_data.street</text:conditional-text></text:span><text:span text:style-name="T16">, </text:span><text:span text:style-name="T16"><text:conditional-text text:condition="ooow:&quot;view.do_mailing()&quot;" text:string-value-if-true="&quot;mailed_data.number&quot;" text:string-value-if-false="">mailed_data.number</text:conditional-text></text:span><text:span text:style-name="T17"><text:line-break/></text:span><text:span text:style-name="T16"><text:conditional-text text:condition="ooow:&quot;view.do_mailing()&quot;" text:string-value-if-true="&quot;mailed_data.zipcode&quot;" text:string-value-if-false="">mailed_data.zipcode</text:conditional-text></text:span><text:span text:style-name="T16"> </text:span><text:span text:style-name="T1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5"/>
      <text:p text:style-name="P4">Récépissé de dépôt d'une demande de <text:span text:style-name="T14">certificat</text:span> d'urbanisme <text:span text:style-name="T14">2</text:span></text:p>
      <text:p text:style-name="P5"/>
      <text:p text:style-name="P6"/>
      <text:p text:style-name="P2"><text:span text:style-name="T22">Je soussigné, </text:span><text:span text:style-name="T25"><text:text-input text:description="">self.getFoldermanagers()[0].getName2()</text:text-input></text:span><text:span text:style-name="T25"><text:s/></text:span><text:span text:style-name="T25"><text:text-input text:description="">self.getFoldermanagers()[0].getName1()</text:text-input></text:span><text:span text:style-name="T22">, délégué par la Ville de </text:span><text:span text:style-name="Police_20_par_20_défaut"><text:span text:style-name="T10"><text:text-input text:description="">tool.getCityName()</text:text-input></text:span></text:span><text:span text:style-name="T22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7"><text:span text:style-name="T27">do text if (not len(self.getApplicants()) &gt; 1) and (not applicantobj.isPlural())</text:span></text:p></office:annotation></text:span><text:span text:style-name="T1">a déposé une demande de </text:span><text:span text:style-name="T3">certificat</text:span><text:span text:style-name="T1"> d'urbanisme </text:span><text:span text:style-name="T3">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7"><text:span text:style-name="T27">do text if (len(self.getApplicants()) &gt; 1) or (</text:span><text:span text:style-name="T28">applicantobj.isPlural())</text:span></text:p></office:annotation>ont déposé une demande de <text:span text:style-name="T15">certificat</text:span> d'urbanisme <text:span text:style-name="T15">2 </text:span>ayant pour objet<text:line-break/>"<text:span text:style-name="T4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7"><text:span text:style-name="T27">do text if not len(self.getParcels()) &gt; 1</text:span></text:p></office:annotation>sur la parcelle située <text:span text:style-name="T4"><office:annotation><dc:creator>Gauthier Bastien</dc:creator><dc:date>2011-02-21T10:13:40</dc:date><text:p text:style-name="P17"><text:span text:style-name="T27">do text if len(self.getParcels()) ==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">self.getPortionOutsText()</text:text-input></text:span><text:span text:style-name="T5">.</text:span></text:p>
      <text:p text:style-name="P10"><office:annotation><dc:creator>Gauthier Bastien</dc:creator><dc:date>2011-02-21T10:12:18</dc:date><text:p text:style-name="P17"><text:span text:style-name="T27">do text if len(self.getParcels()) &gt; 1</text:span></text:p></office:annotation>sur les parcelles situées <text:span text:style-name="T4"><text:text-input text:description="Lieu des travaux">self.getWorkLocationSignaletic()</text:text-input></text:span><text:span text:style-name="T4"><text:line-break/></text:span>et inscrites au cadastre, <text:span text:style-name="T4"><text:text-input text:description="">self.getPortionOutsText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2-19T08:30:55.826764188</dc:date>
    <meta:editing-duration>PT3H28M59S</meta:editing-duration>
    <meta:editing-cycles>56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219" meta:character-count="1632" meta:non-whitespace-character-count="1463"/>
  </office:meta>
</office:document-meta>
</file>